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MonaPGothic1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979cm"/>
    </style:style>
    <style:style style:name="gr4" style:family="graphic" style:parent-style-name="standard">
      <style:graphic-properties svg:stroke-width="0.03cm" draw:marker-start-width="0.245cm" draw:marker-end-width="0.245cm" draw:fill="hatch" draw:fill-hatch-name="Black_20_-45_20_Degrees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draw:marker-start-width="0.45cm" draw:marker-end="Arrow" draw:marker-end-width="0.25cm" draw:fill="none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svg:stroke-width="0.06cm" draw:marker-start-width="0.29cm" draw:marker-end-width="0.29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8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Century Schoolbook L" fo:font-size="20pt" fo:font-style="normal" fo:font-weight="normal" style:font-size-asian="18pt" style:font-style-asian="normal" style:font-size-complex="18pt" style:font-style-complex="normal"/>
    </style:style>
    <style:style style:name="P4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5" style:family="paragraph">
      <style:paragraph-properties fo:margin-left="0cm" fo:margin-right="0cm" fo:text-indent="0cm"/>
      <style:text-properties style:font-name="Century Schoolbook L" fo:font-size="20pt" style:font-size-asian="20pt" style:font-size-complex="20pt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style:font-name="Century Schoolbook L" fo:font-size="20pt" fo:font-style="normal" fo:font-weight="normal" style:font-size-asian="18pt" style:font-style-asian="normal" style:font-size-complex="18pt" style:font-style-complex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Century Schoolbook L"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0.3cm" svg:y1="4.8cm" svg:x2="3.8cm" svg:y2="4.8cm">
          <text:p/>
        </draw:line>
        <draw:line draw:style-name="gr2" draw:text-style-name="P1" draw:layer="layout" svg:x1="0.3cm" svg:y1="4.8cm" svg:x2="6.744cm" svg:y2="0.968cm">
          <text:p/>
        </draw:line>
        <draw:frame draw:style-name="gr3" draw:text-style-name="P3" draw:layer="layout" svg:width="2.353cm" svg:height="1.229cm" svg:x="1.247cm" svg:y="0.771cm">
          <draw:text-box>
            <text:p text:style-name="P2"><text:span text:style-name="T1">3 kg</text:span></text:p>
          </draw:text-box>
        </draw:frame>
        <draw:custom-shape draw:style-name="gr4" draw:text-style-name="P1" draw:layer="layout" svg:width="2.065cm" svg:height="1.194cm" draw:transform="rotate (0.546637121724624) translate (2.3cm 2.206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9cm" svg:y1="4.8cm" svg:x2="6.744cm" svg:y2="0.995cm">
          <text:p/>
        </draw:line>
        <draw:line draw:style-name="gr1" draw:text-style-name="P1" draw:layer="layout" svg:x1="5.4cm" svg:y1="4.8cm" svg:x2="8.9cm" svg:y2="4.8cm">
          <text:p/>
        </draw:line>
        <draw:path draw:style-name="gr5" draw:text-style-name="P1" draw:layer="layout" svg:width="0.459cm" svg:height="0.994cm" svg:x="7.9cm" svg:y="3.777cm" svg:viewBox="0 0 460 995" svg:d="M6 995c-25-224 28-451 130-649l107-216 217-130h-21">
          <text:p/>
        </draw:path>
        <draw:path draw:style-name="gr5" draw:text-style-name="P1" draw:layer="layout" svg:width="0.3cm" svg:height="0.994cm" svg:x="2.1cm" svg:y="3.778cm" svg:viewBox="0 0 301 995" svg:d="M297 995c15-224-19-451-85-649l-70-216-142-130h14">
          <text:p/>
        </draw:path>
        <draw:frame draw:style-name="gr6" draw:text-style-name="P4" draw:layer="layout" svg:width="2cm" svg:height="1.25cm" svg:x="2.3cm" svg:y="3.7cm">
          <draw:text-box>
            <text:p text:style-name="P2"><text:span text:style-name="T2">30</text:span></text:p>
          </draw:text-box>
        </draw:frame>
        <draw:frame draw:style-name="gr6" draw:text-style-name="P2" draw:layer="layout" svg:width="1cm" svg:height="1.25cm" svg:x="3cm" svg:y="3.4cm">
          <draw:text-box>
            <text:p text:style-name="P2">o</text:p>
          </draw:text-box>
        </draw:frame>
        <draw:frame draw:style-name="gr6" draw:text-style-name="P4" draw:layer="layout" svg:width="2cm" svg:height="1.25cm" svg:x="6.6cm" svg:y="3.7cm">
          <draw:text-box>
            <text:p text:style-name="P2"><text:span text:style-name="T2">60</text:span></text:p>
          </draw:text-box>
        </draw:frame>
        <draw:frame draw:style-name="gr6" draw:text-style-name="P2" draw:layer="layout" svg:width="1cm" svg:height="1.25cm" svg:x="7.3cm" svg:y="3.4cm">
          <draw:text-box>
            <text:p text:style-name="P2">o</text:p>
          </draw:text-box>
        </draw:frame>
        <draw:custom-shape draw:style-name="gr4" draw:text-style-name="P1" draw:layer="layout" svg:width="1.046cm" svg:height="1.194cm" draw:transform="rotate (0.546637121724624) translate (7.401cm 2.20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6.2cm" svg:y="0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8" draw:text-style-name="P1" draw:layer="layout" svg:x1="4.4cm" svg:y1="1.7cm" svg:x2="6.36cm" svg:y2="0.616cm">
          <text:p/>
        </draw:line>
        <draw:line draw:style-name="gr8" draw:text-style-name="P1" draw:layer="layout" svg:x1="7.2cm" svg:y1="0.764cm" svg:x2="7.909cm" svg:y2="1.938cm">
          <text:p/>
        </draw:line>
        <draw:frame draw:style-name="gr6" draw:text-style-name="P5" draw:layer="layout" svg:width="2cm" svg:height="1.25cm" svg:x="7.8cm" svg:y="0.6cm">
          <draw:text-box>
            <text:p text:style-name="P4"><text:span text:style-name="T3">m</text:span></text:p>
          </draw:text-box>
        </draw:frame>
        <draw:frame draw:style-name="gr6" draw:text-style-name="P6" draw:layer="layout" svg:width="2cm" svg:height="1.25cm" svg:x="7.5cm" svg:y="0.2cm">
          <draw:text-box>
            <text:p text:style-name="P6"><text:span text:style-name="T4">質量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MonaPGothic1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MonaPGothic" fo:font-size="24pt" fo:language="en" fo:country="US" style:font-name-asian="IPAMonaPGothic1" style:font-size-asian="24pt" style:language-asian="ja" style:country-asian="JP" style:font-name-complex="IPAMonaPGothic1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MonaPGothic" fo:font-family="IPAMonaPGothic" style:font-family-generic="roman" style:font-pitch="variable" fo:font-size="18pt" fo:font-style="normal" fo:text-shadow="none" style:text-underline-style="none" fo:font-weight="normal" style:font-name-asian="IPAMonaPGothic1" style:font-family-asian="IPAMonaPGothic" style:font-family-generic-asian="system" style:font-pitch-asian="variable" style:font-size-asian="18pt" style:font-style-asian="normal" style:font-weight-asian="normal" style:font-name-complex="IPAMonaPGothic1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7-05-04T19:23:29</meta:creation-date>
    <dc:date>2016-04-09T09:39:23.208627209</dc:date>
    <meta:editing-cycles>18</meta:editing-cycles>
    <meta:editing-duration>PT5H50M1S</meta:editing-duration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